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dd2d"/>
    </style:style>
    <style:style style:name="P2" style:family="paragraph" style:parent-style-name="Standard">
      <style:text-properties fo:font-weight="bold" officeooo:paragraph-rsid="0013dd2d" style:font-weight-asian="bold" style:font-weight-complex="bold"/>
    </style:style>
    <style:style style:name="P3" style:family="paragraph" style:parent-style-name="Standard">
      <style:text-properties fo:font-weight="normal" officeooo:rsid="00147e7e" officeooo:paragraph-rsid="00147e7e" style:font-weight-asian="normal" style:font-weight-complex="normal"/>
    </style:style>
    <style:style style:name="P4" style:family="paragraph" style:parent-style-name="Standard">
      <style:text-properties style:text-underline-style="none" fo:font-weight="normal" officeooo:rsid="00147e7e" officeooo:paragraph-rsid="00147e7e" style:font-weight-asian="normal" style:font-weight-complex="normal"/>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weight="bold" style:font-weight-asian="bold" style:font-weight-complex="bold"/>
    </style:style>
    <style:style style:name="P6" style:family="paragraph" style:parent-style-name="Standard">
      <style:paragraph-properties fo:break-before="page"/>
      <style:text-properties fo:font-weight="bold" officeooo:paragraph-rsid="0013dd2d" style:font-weight-asian="bold" style:font-weight-complex="bold"/>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loext:padding="0cm" loext:border="none"/>
    </style:style>
    <style:style style:name="T3" style:family="text">
      <style:text-properties fo:font-variant="normal" fo:text-transform="none" fo:letter-spacing="normal" fo:font-style="normal" officeooo:rsid="0013dd2d" loext:padding="0cm" loext:border="none"/>
    </style:style>
    <style:style style:name="T4" style:family="text">
      <style:text-properties style:text-underline-style="solid" style:text-underline-width="auto" style:text-underline-color="font-color"/>
    </style:style>
    <style:style style:name="T5" style:family="text">
      <style:text-properties officeooo:rsid="00147e7e"/>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62. Suponer un garaje de lavado de coches con dos zonas: una de espera y otra de lavado con 100 plazas. Un coche entra en la zona de lavado del garaje sólo si hay (al menos) una plaza libre,si no, se queda en la cola de espera. Si un coche entra en la zona de lavado, busca una plaza libre y espera hasta que es atendido por un empleado del garaje. Los coches no pueden volver a entrar al garaje hasta que el empleado que les atendió les cobre el servicio. Suponemos que hay más de 100 empleados que lavan coches, cobran, salen y vuelven a entrar al garaje. Cuando un empleado entra en el garaje comprueba si hay coches esperando ser atendidos (ya situados en su plaza de lavado), si no, aguarda a que haya alguno en esa situación. Si hay al menos un coche esperando, recorre las plazas de la zona de lavado hasta que lo encuentra, entonces lo lava, le avisa de que puede salir y, por último, espera a que le pague. Puede suceder que varios empleados han terminado de lavar sus coches y están todos esperando el pago de sus servicios,no se admite que un empleado cobre a un coche distinto del que ha lavado. También hay que evitar que al entrar 2 ó más empleados a la zona de lavado, habiendo comprobado que hay coches esperando, seleccionen a un mismo coche para lavarlo. Se pide: programar una simulación de la actuación de los coches y de los empleados del garaje, utilizando un monitor con señales urgentes y los procedimientos que se dan a continuación. Se valorará más una solución al problema anterior que utilice un número menor de signal().</text:span></text:p>
      <text:p text:style-name="P3">Monitor Garaje (){</text:p>
      <text:p text:style-name="P3"><text:tab/>//lo llaman los procesos que simulan los coches, incluye la actuacion</text:p>
      <text:p text:style-name="P3"><text:tab/>completa del coche desde que entra en el garaje hasta que sale; se</text:p>
      <text:p text:style-name="P3"><text:tab/>supone que cuando un coche espera, deja a los otros coches que se puedan</text:p>
      <text:p text:style-name="P3"><text:tab/>mover dentro del garaje</text:p>
      <text:p text:style-name="P3"><text:tab/>procedure lavado_de_coche(i: 1..100){</text:p>
      <text:p text:style-name="P3"><text:tab/><text:tab/>if(plazas_libres == 0)<text:tab/></text:p>
      <text:p text:style-name="P3"><text:tab/><text:tab/><text:tab/>entrada.wait();</text:p>
      <text:p text:style-name="P3"><text:tab/><text:tab/>plazas_libres= plazas_libres-1;</text:p>
      <text:p text:style-name="P3"><text:tab/><text:tab/>esperando = esperando +1;</text:p>
      <text:p text:style-name="P3"><text:tab/><text:tab/>terminado[i]= false;</text:p>
      <text:p text:style-name="P3"><text:tab/><text:tab/>comenzar.signal();</text:p>
      <text:p text:style-name="P3"><text:tab/><text:tab/>while (!terminado[i]) {</text:p>
      <text:p text:style-name="P3"><text:tab/><text:tab/><text:tab/>lavado.signal();</text:p>
      <text:p text:style-name="P3"><text:tab/><text:tab/><text:tab/>lavado.wait();</text:p>
      <text:p text:style-name="P3"><text:tab/><text:tab/>}</text:p>
      <text:p text:style-name="P4"><text:tab/><text:tab/>plazas_libres = plazas_libres+1;</text:p>
      <text:p text:style-name="P4"><text:tab/><text:tab/>pagado[i] = true;</text:p>
      <text:p text:style-name="P4"><text:tab/><text:tab/>puerta.signal();</text:p>
      <text:p text:style-name="P3"><text:span text:style-name="T6"><text:tab/><text:tab/>entrada.signal();</text:span></text:p>
      <text:p text:style-name="P3"/>
      <text:p text:style-name="P3"><text:tab/>}</text:p>
      <text:p text:style-name="P3"><text:tab/>//es llamado por los procesos que simulan los empleados; devuelve el numero</text:p>
      <text:p text:style-name="P3"><text:tab/>de plaza donde hay un coche esperando ser lavado</text:p>
      <text:p text:style-name="P3"><text:tab/>procedure siguiente_coche(): positive{</text:p>
      <text:p text:style-name="P3"/>
      <text:p text:style-name="P3"><text:tab/>}</text:p>
      <text:p text:style-name="P3"/>
      <text:p text:style-name="P3"><text:tab/>//es llamado por los empleados para avisar a un coche que ha terminado su</text:p>
      <text:p text:style-name="P3"><text:tab/>lavado; terminara cuando se reciba el pago del coche que ocupa la plaza</text:p>
      <text:p text:style-name="P3"><text:tab/>cuyo identificador se paso como argumento</text:p>
      <text:p text:style-name="P3"><text:tab/>procedure terminar_y_cobrar(i: 1..100){</text:p>
      <text:p text:style-name="P3"/>
      <text:p text:style-name="P3"><text:tab/>}</text:p>
      <text:p text:style-name="P3"><text:soft-page-break/></text:p>
      <text:p text:style-name="P3"><text:tab/><text:span text:style-name="T4">begin</text:span></text:p>
      <text:p text:style-name="P3"><text:tab/><text:tab/>plazas_disponibles, esperando: int = 0;</text:p>
      <text:p text:style-name="P3"><text:tab/><text:tab/>bool terminando[100]: bool = true;</text:p>
      <text:p text:style-name="P3"><text:tab/><text:tab/>bool pagado[100]: bool = false;</text:p>
      <text:p text:style-name="P3"><text:tab/><text:tab/>entrada, lavado, puerta, comenzar: cond</text:p>
      <text:p text:style-name="P3"><text:tab/>end</text:p>
      <text:p text:style-name="P3">}</text:p>
      <text:p text:style-name="P3"/>
      <text:p text:style-name="P3"/>
      <text:p text:style-name="P3"/>
      <text:p text:style-name="P3"><text:tab/></text:p>
      <text:p text:style-name="P2"><text:span text:style-name="T2"/></text:p>
      <text:p text:style-name="P6"><text:span text:style-name="T2">65. Considerar el programa concurrente mostrado más abajo. En dicho programa hay 2 procesos,denominados P1 y P2, que intentan alternarse en el acceso al monitor M. La intención del programador al escribir este programa era que el procesoP1esperase bloqueado en la cola de la seãlp, hasta que el proceso P2 llamase al procedimiento M.sigue() para desbloquear al proceso P1;después P2 se esperaría hasta que P1 terminase de ejecutar M.stop(), tras realizar algún procesamiento se ejecutaría q.signal() para desbloquear a P2. Sin embargo el programa se bloquea.</text:span></text:p>
      <text:p text:style-name="P2"><text:span text:style-name="T2">(a) Encontrar un escenario en el que se bloquee el programa.</text:span></text:p>
      <text:p text:style-name="P2"><text:span text:style-name="T2">(b) Modificar el programa para que su comportamiento sea el deseado y se eviten interbloque</text:span><text:span text:style-name="T3">os.</text:span></text:p>
      <text:p text:style-name="P2"><text:span text:style-name="T2"/></text:p>
      <text:p text:style-name="P1"><text:span text:style-name="T1"/></text:p>
      <text:p text:style-name="P1"><text:tab/>Suponiendo que el Monitor sea SU, el programa quedaría bloqueado porque al realizar P2 p.signal() daría prioridad para la ejecución a P1 que ejecutaría q.signal() y posteriormente P2 ejecutaría q.wait() quedándose bloqueado el programa.</text:p>
      <text:p text:style-name="Standard">Suponiendo que el monitor no sea SU:</text:p>
      <text:p text:style-name="Standard"><text:tab/>El programa quedaría bloqueado ante dos posibles escenarios. El primero es que una vez el proceso P2 hace p.signal() para despertar al proceso P1, el proceso P1 puede realizar inmediantamente el procesamiento <text:s/>correspondiente y ejecutar q.signal(), sin que el proceso P2 haya llegado a alcanzar q.wait() lo cuál haría que le proceso P2 quedase permantemente bloqueado y el posteriormente el proceso P1 también.</text:p>
      <text:p text:style-name="Standard"><text:tab/>El otro escenario es el más probable que se de y es el caso en que el proceso P2 ejecute M.sigue() antes que el proceso P1 ejecute M.stop(). En ese caso P2 ejecutaria p.signal() y posteriormente P1 <text:s/>ejecutaría p.wait() quedando bloqueado totalmente, y posteriormente P2 quedaría también bloqueado al hacer q.wait().</text:p>
      <text:p text:style-name="Standard"><text:tab/>La manera de solucionar este comportamiento y obligar <text:s/>a que el programa cumpla con lo deseado por el programador es la siguiente:</text:p>
      <text:p text:style-name="Standard">Monitor M ( ) {</text:p>
      <text:p text:style-name="Standard"><text:tab/>cond p, q;</text:p>
      <text:p text:style-name="Standard"><text:s text:c="4"/>procedure stop {</text:p>
      <text:p text:style-name="Standard"><text:s text:c="8"/>begin</text:p>
      <text:p text:style-name="Standard"><text:s text:c="8"/>p.wait();</text:p>
      <text:p text:style-name="Standard"><text:s text:c="8"/>.......</text:p>
      <text:p text:style-name="Standard"><text:s text:c="8"/>while(q.empty()){</text:p>
      <text:p text:style-name="Standard"><text:s text:c="8"/>}</text:p>
      <text:p text:style-name="Standard"><text:s text:c="8"/>q.signal();</text:p>
      <text:p text:style-name="Standard"><text:s text:c="8"/>end;</text:p>
      <text:p text:style-name="Standard"><text:s text:c="4"/>}</text:p>
      <text:p text:style-name="Standard"><text:s text:c="4"/>procedure sigue {</text:p>
      <text:p text:style-name="Standard"><text:s text:c="8"/>begin </text:p>
      <text:p text:style-name="Standard"><text:s text:c="8"/>.......</text:p>
      <text:p text:style-name="Standard"><text:s text:c="8"/>while(p.empty()){ <text:s text:c="4"/></text:p>
      <text:p text:style-name="Standard"><text:s text:c="8"/>}</text:p>
      <text:p text:style-name="Standard"><text:s text:c="8"/>p.signal();</text:p>
      <text:p text:style-name="Standard"><text:s text:c="8"/>q.wait();</text:p>
      <text:p text:style-name="Standard"><text:s text:c="8"/>end;</text:p>
      <text:p text:style-name="Standard"><text:s text:c="4"/>}</text:p>
      <text:p text:style-name="Standard"><text:s text:c="4"/>begin</text:p>
      <text:p text:style-name="Standard"/>
      <text:p text:style-name="Standard"><text:s text:c="4"/>end;<text:span text:style-name="T5">­</text:span></text:p>
      <text:p text:style-name="Stand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2:42:41.952827582</meta:creation-date>
    <dc:date>2021-11-25T13:03:37.854525443</dc:date>
    <meta:editing-duration>PT15S</meta:editing-duration>
    <meta:editing-cycles>1</meta:editing-cycles>
    <meta:document-statistic meta:table-count="0" meta:image-count="0" meta:object-count="0" meta:page-count="3" meta:paragraph-count="70" meta:word-count="769" meta:character-count="4864" meta:non-whitespace-character-count="3957"/>
    <meta:generator>LibreOffice/6.4.4.2$Linux_X86_64 LibreOffice_project/40$Build-2</meta:generator>
  </office:meta>
</office:document-meta>
</file>